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FlowControllerGrammar.BaseFlowControllerGrammar( CoreAnnotationProcessorEnv env , Diagnostics diags , String requiredRuntimeVersion , RuntimeVersionChecker runtimeVersionChecker , FlowControllerInfo flowController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lowControllerGrammar.getFlowControll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